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723d4" officeooo:paragraph-rsid="001723d4"/>
    </style:style>
    <style:style style:name="P2" style:family="paragraph" style:parent-style-name="Standard">
      <style:text-properties officeooo:rsid="001723d4" officeooo:paragraph-rsid="001768e0"/>
    </style:style>
    <style:style style:name="P3" style:family="paragraph" style:parent-style-name="Standard">
      <style:text-properties officeooo:rsid="001723d4" officeooo:paragraph-rsid="00192b48"/>
    </style:style>
    <style:style style:name="P4" style:family="paragraph" style:parent-style-name="Standard">
      <style:text-properties officeooo:rsid="001723d4" officeooo:paragraph-rsid="001a7e5a"/>
    </style:style>
    <style:style style:name="P5" style:family="paragraph" style:parent-style-name="Standard">
      <style:text-properties officeooo:rsid="001723d4" officeooo:paragraph-rsid="001beca0"/>
    </style:style>
    <style:style style:name="P6" style:family="paragraph" style:parent-style-name="Standard">
      <style:text-properties officeooo:rsid="001723d4" officeooo:paragraph-rsid="001c7280"/>
    </style:style>
    <style:style style:name="T1" style:family="text">
      <style:text-properties officeooo:rsid="00192b48"/>
    </style:style>
    <style:style style:name="T2" style:family="text">
      <style:text-properties officeooo:rsid="001a7e5a"/>
    </style:style>
    <style:style style:name="T3" style:family="text">
      <style:text-properties officeooo:rsid="001beca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ll-Konzept OnlineShop</text:p>
      <text:p text:style-name="P1"/>
      <text:p text:style-name="P2">Die Benutzeroberfläche soll leicht zu bedienen sein und mit einfach gestalteten sowie offensichtlichen Eingabemasken versehen werden. Benutzer sollen anonym den Shop browsen können. </text:p>
      <text:p text:style-name="P2"/>
      <text:p text:style-name="P6">Der Shopbetreiber erhält Administrativer Datenbankzugriff. Administratoren können Artikel einstellen mit mindesten den folgenden Attributen: Vorrätige Stückzahl, Artikelbezeichnung, Hersteller, Kurzbeschreibung, Detailbeschreibung, Preis, Bild, Gewicht, weitere Attribute, Artikelnummer. </text:p>
      <text:p text:style-name="P6"/>
      <text:p text:style-name="P6">Administratoren erstellen und bearbeiten die hierarchische Artikelkategorien, löschen und bearbeiten Artikel. </text:p>
      <text:p text:style-name="P2"/>
      <text:p text:style-name="P2">Ausverkaufte Artikel werden manuell oder automatisch gelöscht, im letzten Fall mit konfigurierbarer Zeitspanne. Benutzerkonten können administrativ gelöscht oder gesperrt werden. </text:p>
      <text:p text:style-name="P2"/>
      <text:p text:style-name="P3"><text:span text:style-name="T1">Es</text:span> bedarf einer Detailansicht zu Artikel, Anmeldung und Registrierung sowie AGBs und Impressum. </text:p>
      <text:p text:style-name="P2"/>
      <text:p text:style-name="P2">Ein Käufer kann Artikel über einen Webbrowser kaufen und in einem Warenkorb speichern. Die Client-Maske weißt eine Navigationsleiste für Artikelkategorien auf. Sie hat eine Anzeige der Artikelübersicht: eine Liste aller Artikel einer Kategorie oder Ergebnis einer Suchanfrage. Die Suchfunktion hat eine ständig angezeigte Eingabemaske für Schnellsuche, die sich immer auf die aktuell betrachtete Artikelkategorie bezieht. Die Suche kann durch Angabe zusätzlicher sinnvoller Parameter verfeinert werden. Weiterhin wird eine Expertensuche mit weiteren Suchparametern benötigt. Auf der Anmeldemaske kann sich ein Käufer registrieren. Dabei muss die Email-Adresse verifiziert werden. Nach Anmeldung wird jeder Benutzer mit einer personalisierten Einstiegsseite und Warenkorb begrüßt. Ein registrierter Benutzer kann seine Daten editieren oder seine Mitgliedschaft beenden.</text:p>
      <text:p text:style-name="P1"/>
      <text:p text:style-name="P4">Sämtliche Kommunikation des Dienstes mit seinen Benutzern wird per Email geführt. Email Bestätigungen werden versendet nach Regist<text:span text:style-name="T2">r</text:span>ierung mit den Nutzerdaten, wenn Waren bestellt und bezahlt wurden, zur Bestätigung des Geldeinganges und bei Versand. Eine vorläufige Rechnung wird bei der Wahl von Vorauskasse versendet. Newsletter werden <text:span text:style-name="T2">versandt.</text:span> </text:p>
      <text:p text:style-name="P4"/>
      <text:p text:style-name="P5">Die Bezahlung kann per Rechnung, Vorauskasse, Kreditkarte und Bankeinzug erfolgen. Ein <text:span text:style-name="T2">Kreditkartenunternehmen</text:span> <text:span text:style-name="T2">soll</text:span> als Dummy mit einer definierten Schnittstelle implementiert sein, der in 95% der Fälle sein OK für eine Transaktion gibt. Es gibt für jeden Benutzer mindestens einen Warenkorb, den er füllen, editieren, löschen und kaufen kann. Dieser Warenkorb soll auch nach einem Abmelden erhalten bleiben. Jeder Benutzer hat eine Historie, was er schon alles und wann er gekauft hat. </text:p>
      <text:p text:style-name="P5"/>
      <text:p text:style-name="P5">Je nach Bezahl- und Versandart und Gewicht der Ware müssen verschiedene vom Verkäufer bestimmbare Aufschläge möglich sein. </text:p>
      <text:p text:style-name="P5"/>
      <text:p text:style-name="P5">Für die dauerhafte und sichere Speicherung der Daten wird eine Datenbank verwendet. Das System soll einfach zu bedienen sein. </text:p>
      <text:p text:style-name="P5"/>
      <text:p text:style-name="P5"><text:soft-page-break/>Daten sollen gut lesbar sein und Eingaben sollen einfach zu vollziehen sein. Bei Fehleingaben in ein HTML Formular sollen nach absenden die zuvor eingetragenen Informationen erhalten bleiben und nicht neuerlich Eingetragen werden müssen. </text:p>
      <text:p text:style-name="P5"/>
      <text:p text:style-name="P5">Fehlermeldungen sollen für jedes abgesendete Formular gesammelt an den Benutzer zurückgegeben werden und nicht <text:span text:style-name="T3">bereits </text:span>nach dem ersten Fehler abgebrochen werden. Sensible Daten dürfen nur über ein SSL-Verbindung versendet werden. Das System soll skalierbar sein. </text:p>
      <text:p text:style-name="P5"/>
      <text:p text:style-name="P5">Servlets führen ein Log über alle Fehler zum vereinfachten Debugging der Anwendung. Fehlerbeschreibung sollen detailliert genug sein für eine schnelle Fehleranalyse und sollen eine Rückschluss auf den Fehler bzw. dessen Ursache schließen lass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8T09:06:44.786000000</meta:creation-date>
    <meta:generator>LibreOffice/4.3.0.4$Windows_x86 LibreOffice_project/62ad5818884a2fc2e5780dd45466868d41009ec0</meta:generator>
    <dc:date>2014-10-08T09:23:23.825000000</dc:date>
    <meta:editing-duration>PT16M39S</meta:editing-duration>
    <meta:editing-cycles>6</meta:editing-cycles>
    <meta:document-statistic meta:table-count="0" meta:image-count="0" meta:object-count="0" meta:page-count="2" meta:paragraph-count="14" meta:word-count="459" meta:character-count="3577" meta:non-whitespace-character-count="3120"/>
  </office:meta>
</office:document-meta>
</file>